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solid" draw:fill-color="#0047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cccc00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3cm" svg:stroke-color="#c0c0c0" draw:fill="none" draw:textarea-vertical-align="middle" fo:padding-top="0.275cm" fo:padding-bottom="0.275cm" fo:padding-left="0.4cm" fo:padding-right="0.4cm"/>
    </style:style>
    <style:style style:name="gr6" style:family="graphic" style:parent-style-name="objectwithoutfill">
      <style:graphic-properties svg:stroke-width="0.1cm" svg:stroke-color="#800000" draw:marker-start-width="0cm" draw:marker-end="Arrow" draw:marker-end-width="0.6cm" draw:fill="none" draw:textarea-vertical-align="middle" fo:padding-top="0.175cm" fo:padding-bottom="0.175cm" fo:padding-left="0.3cm" fo:padding-right="0.3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style:paragraph-properties fo:text-align="center"/>
      <style:text-properties fo:color="#000000" fo:font-weight="bold" style:font-weight-asian="bold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7.6cm" svg:height="11cm" svg:x="15.8cm" svg:y="1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layer="layout" svg:width="5.442cm" svg:height="0.962cm" svg:x="16.958cm" svg:y="1.2cm">
            <draw:text-box>
              <text:p>OSGI Framework</text:p>
            </draw:text-box>
          </draw:frame>
          <draw:custom-shape draw:style-name="gr3" draw:text-style-name="P2" draw:layer="layout" svg:width="6.2cm" svg:height="1.8cm" svg:x="16.4cm" svg:y="2.6cm">
            <text:p text:style-name="P2"><text:span text:style-name="T1">messic Data Mode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6.6cm" svg:height="1.8cm" svg:x="16.2cm" svg:y="9.4cm">
            <text:p text:style-name="P3"><text:span text:style-name="T2">Web Container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6.4cm" svg:height="1.8cm" svg:x="16.4cm" svg:y="4.8cm">
            <text:p text:style-name="P2"><text:span text:style-name="T1">messic Cor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6.4cm" svg:height="1.8cm" svg:x="16.4cm" svg:y="7.2cm">
            <text:p text:style-name="P2"><text:span text:style-name="T1">messic Web Facad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4" draw:layer="layout" svg:width="5.006cm" svg:height="0.962cm" draw:transform="rotate (1.5707963267949) translate (15cm 9.2cm)">
            <draw:text-box>
              <text:p text:style-name="P4">messic service</text:p>
            </draw:text-box>
          </draw:frame>
        </draw:g>
        <draw:g>
          <draw:custom-shape draw:style-name="gr1" draw:text-style-name="P1" draw:layer="layout" svg:width="5.193cm" svg:height="2.2cm" svg:x="3.6cm" svg:y="5.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4" draw:layer="layout" svg:width="5.193cm" svg:height="0.962cm" svg:x="3.6cm" svg:y="6cm">
            <draw:text-box>
              <text:p text:style-name="P4"><text:span text:style-name="T3">messic monitor</text:span></text:p>
            </draw:text-box>
          </draw:frame>
        </draw:g>
        <draw:line draw:style-name="gr5" draw:text-style-name="P1" draw:layer="layout" svg:x1="11.6cm" svg:y1="2cm" svg:x2="11.6cm" svg:y2="12cm">
          <text:p/>
        </draw:line>
        <draw:line draw:style-name="gr5" draw:text-style-name="P1" draw:layer="layout" svg:x1="12.45cm" svg:y1="1.95cm" svg:x2="12.45cm" svg:y2="11.95cm">
          <text:p/>
        </draw:line>
        <draw:line draw:style-name="gr6" draw:text-style-name="P1" draw:layer="layout" svg:x1="9.4cm" svg:y1="5.6cm" svg:x2="14.4cm" svg:y2="5.6cm">
          <text:p text:style-name="P1"><text:span text:style-name="T3">Launch</text:span></text:p>
          <text:p text:style-name="P1"/>
        </draw:line>
        <draw:line draw:style-name="gr6" draw:text-style-name="P1" draw:layer="layout" svg:x1="9.4cm" svg:y1="7.4cm" svg:x2="14.4cm" svg:y2="7.4cm">
          <text:p text:style-name="P1"><text:span text:style-name="T3">Stop</text:span></text:p>
          <text:p text:style-name="P1"/>
        </draw:lin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pheras </meta:initial-creator>
    <meta:creation-date>2014-08-31T17:55:03</meta:creation-date>
    <dc:date>2014-08-31T18:07:18</dc:date>
    <dc:creator>spheras </dc:creator>
    <meta:editing-duration>P0D</meta:editing-duration>
    <meta:editing-cycles>1</meta:editing-cycles>
    <meta:document-statistic meta:object-count="38"/>
    <meta:generator>LibreOffice/3.5$Linux_X86_64 LibreOffice_project/350m1$Build-2</meta:generator>
  </office:meta>
</office:document-meta>
</file>